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001360ab" officeooo:paragraph-rsid="0014dccb" style:font-style-asian="normal" style:font-style-complex="normal"/>
    </style:style>
    <style:style style:name="P2" style:family="paragraph" style:parent-style-name="Text_20_body">
      <style:text-properties fo:font-style="normal" officeooo:rsid="0014dccb" officeooo:paragraph-rsid="0014dccb" style:font-style-asian="normal" style:font-style-complex="normal"/>
    </style:style>
    <style:style style:name="T1" style:family="text">
      <style:text-properties officeooo:rsid="0014d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kwa ina la rahamani * naanda nudhuma hini * ina ya pili ramani * namwandikiya yahaya</text:span></text:p>
      <text:p text:style-name="P2"/>
      <text:p text:style-name="P2">kwenye ramani ya kwanda * banati naliwafunda * na hini nimeiunda * wavulana kuwambiya</text:p>
      <text:p text:style-name="P2"/>
      <text:p text:style-name="P2">na asili ya kwandika * nahisi wana wataka * baba piya kadhalika * mimi alinandikiya</text:p>
      <text:p text:style-name="P2"/>
      <text:p text:style-name="P2">baba bwana ahmadi * atamjazi wadudi * kwani alijitahidi * kunandikiya wasiya </text:p>
      <text:p text:style-name="P2"/>
      <text:p text:style-name="P2">hapo zamani za yana * ndiyo la wasiya yina * alonandikia bwana * babangu kaniwatiya</text:p>
      <text:p text:style-name="P2"/>
      <text:p text:style-name="P2">nami katika ramani * tayipinda kubaini * yale ninayoamini * yaweza kusaidiya</text:p>
      <text:p text:style-name="P2"/>
      <text:p text:style-name="P2">tanena naloyatuma * na yale niloyasoma * tazitaya na hekima * kwa watu nilopokeya</text:p>
      <text:p text:style-name="P2"/>
      <text:p text:style-name="P2">yale nitayakusanya * mbali mbali kutanganya * lengo langu ni kufanya * kama la maisha boy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6:22:44.492263533</meta:creation-date>
    <meta:editing-duration>P0D</meta:editing-duration>
    <meta:editing-cycles>2</meta:editing-cycles>
    <meta:generator>LibreOffice/4.2.3.3$Linux_X86_64 LibreOffice_project/420m0$Build-3</meta:generator>
    <dc:title>andika</dc:title>
    <dc:date>2014-05-30T16:23:25.848836733</dc:date>
    <meta:document-statistic meta:table-count="0" meta:image-count="0" meta:object-count="0" meta:page-count="1" meta:paragraph-count="8" meta:word-count="114" meta:character-count="660" meta:non-whitespace-character-count="552"/>
    <meta:template xlink:type="simple" xlink:actuate="onRequest" xlink:title="andika" xlink:href="../../../../../data/libreoffice/templates/andika1.ott" meta:date="2014-05-30T16:22:44.403203348"/>
  </office:meta>
</office:document-meta>
</file>